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acquired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.00000000 of 1.00000000 B2</text:p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2</text:p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acquired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30000000 of 0.30000000 B2</text:p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10000000 of 0.50000000 B2</text:p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20000000 of 0.5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816.0" office:value-type="float"/>
          <table:table-cell table:style-name="acquired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82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1.08000000 of 2.00000000 B2</text:p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acquired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72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51000000 of 2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acquired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20000000 of 0.3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796.0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98000000 of 1.00000000 B3</text:p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0.10000000 of 0.50000000 B3</text:p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3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3</text:p>
          </table:table-cell>
          <table:table-cell table:style-name="taxable_event_note_default" office:value-type="string">
            <text:p>1/2: 0.10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273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3</text:p>
          </table:table-cell>
          <table:table-cell table:style-name="taxable_event_note_default" office:value-type="string">
            <text:p>2/2: 0.4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acquired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acquired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0.3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796.0" office:value-type="float"/>
          <table:table-cell table:style-name="acquired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98000000 of 1.00000000 B4</text:p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0.0" office:value-type="float"/>
          <table:table-cell table:style-name="acquired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10000000 of 0.50000000 B4</text:p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30.0" office:value-type="float"/>
          <table:table-cell table:style-name="acquired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0.10000000 of 0.10000000 B4</text:p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273.0" office:value-type="float"/>
          <table:table-cell table:style-name="acquired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4: 0.41000000 of 2.00000000 B4</text:p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10000000 of 2.0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acquired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acquired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19000000 of 0.50000000 B2</text:p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acquired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6: 0.21000000 of 2.00000000 B2</text:p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3</text:p>
          </table:table-cell>
          <table:table-cell table:style-name="taxable_event_note_default" office:value-type="string">
            <text:p>1/2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3</text:p>
          </table:table-cell>
          <table:table-cell table:style-name="taxable_event_note_default" office:value-type="string">
            <text:p>2/2: 0.3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acquired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0.10000000 of 0.30000000 B4</text:p>
          </table:table-cell>
          <table:table-cell table:style-name="taxable_event_note_default" office:value-type="string">
            <text:p>1/2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acquired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30000000 of 0.50000000 B4</text:p>
          </table:table-cell>
          <table:table-cell table:style-name="taxable_event_note_default" office:value-type="string">
            <text:p>2/2: 0.3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0.5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6: 0.02000000 of 2.0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6/6: 0.04000000 of 2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1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4/4: 0.04000000 of 2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0.019961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